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Regular"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paragraph-properties fo:margin-left="0cm" fo:margin-right="0cm" fo:text-indent="0cm" style:auto-text-indent="false"/>
    </style:style>
    <style:style style:name="P5" style:family="paragraph" style:parent-style-name="Text_20_body" style:list-style-name="L4">
      <style:paragraph-properties fo:margin-left="0cm" fo:margin-right="0cm" fo:text-indent="0cm" style:auto-text-indent="false"/>
    </style:style>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Tahoma"/>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posal for a MARY Unit Selection API for data access</text:h>
      <text:p text:style-name="Standard">Marc Schröder</text:p>
      <text:p text:style-name="Standard"/>
      <text:p text:style-name="Standard">History</text:p>
      <text:p text:style-name="Standard">2006-09-06 Marc Schröder first proposal</text:p>
      <text:p text:style-name="Standard"/>
      <text:p text:style-name="Standard">This API outline is an attempt to design a clean class structure and interfaces for the run-time code working with the unit database files: CART file, Unit file, Target cost file, Join cost file, and Time line file. </text:p>
      <text:p text:style-name="Standard"/>
      <text:h text:style-name="Heading_20_2" text:outline-level="2">UnitDatabase</text:h>
      <text:p text:style-name="Text_20_body">This holds the various parts together.</text:p>
      <text:p text:style-name="Text_20_body">UnitDatabase fields:</text:p>
      <text:list text:style-name="L1">
        <text:list-item>
          <text:p text:style-name="P1"/>
        </text:list-item>
      </text:list>
      <text:p text:style-name="Text_20_body">UnitDatabase methods:</text:p>
      <text:list text:style-name="L2">
        <text:list-item>
          <text:p text:style-name="P2"/>
        </text:list-item>
      </text:list>
      <text:h text:style-name="Heading_20_2" text:outline-level="2">CART</text:h>
      <text:p text:style-name="Text_20_body">This is clearly delimited and based on existing code from FreeTTS. No changes suggested here. The leaves are int[] containing the index numbers of units.</text:p>
      <text:h text:style-name="Heading_20_2" text:outline-level="2">Time line</text:h>
      <text:p text:style-name="Text_20_body">This is self-contained, Sacha is in charge.</text:p>
      <text:h text:style-name="Heading_20_2" text:outline-level="2">Unit, TargetCostFunction and JoinCostFunction</text:h>
      <text:p text:style-name="Text_20_body">We save separate files for units, target cost features and join cost features; the idea is to be able to replace one set of target or join costs with another one very easily.</text:p>
      <text:p text:style-name="Text_20_body">In the run-time code, however, I think that the target cost features and the join cost features of a unit should be a property of the unit, so that bringing the three files together is necessary only once, when loading the database. The interpretation of the target cost features (the “explanatory header” of the target cost feature file), however, is needed in view of computing the values of these features for Targets; I suggest to keep this with the TargetCostFunction and to spend some time trying to optimise performance.</text:p>
      <text:h text:style-name="Heading_20_3" text:outline-level="3">Suggested class structure</text:h>
      <text:h text:style-name="Heading_20_4" text:outline-level="4">de.dfki.lt.mary.unitselection.Unit</text:h>
      <text:p text:style-name="Text_20_body">Unit fields:</text:p>
      <text:list text:style-name="L3">
        <text:list-item>
          <text:p text:style-name="P3">long startTime (in samples)</text:p>
        </text:list-item>
        <text:list-item>
          <text:p text:style-name="P3">int duration (in samples)</text:p>
        </text:list-item>
        <text:list-item>
          <text:p text:style-name="P3">UnitDatabase database (so that we can find out about the sampling rate and request the audio for this unit)</text:p>
        </text:list-item>
        <text:list-item>
          <text:p text:style-name="P3">TargetCostFeatures targetCostFeatures</text:p>
        </text:list-item>
        <text:list-item>
          <text:p text:style-name="P3">JoinCostFeatures joinCostFeatures</text:p>
        </text:list-item>
      </text:list>
      <text:p text:style-name="P4">In particular, a Unit does not need to know its index number: one purpose of the index number is to link the unit to its target and join cost features, which happens when loading the voice. The only purpose for which index numbers are needed in the run-time system is to map a CART leaf to a set of units, which can be done by the UnitDatabase.</text:p>
      <text:p text:style-name="P4">Unit methods:</text:p>
      <text:list text:style-name="L4">
        <text:list-item>
          <text:p text:style-name="P5">constructor Unit(long startTime, int duration, UnitDatabase database, TargetCostFeatures targetCostFeatures, JoinCostFeatures joinCostFeatures) which is the only way to set any values on a Unit</text:p>
        </text:list-item>
        <text:list-item>
          <text:p text:style-name="P5">public getters for each of the fields: long getStartTime(), int getDuration(), ...</text:p>
        </text:list-item>
      </text:list>
      <text:p text:style-name="P4">The concept of an instance number should disappear from a unit; whether isValid() should stay is unclear; the current implementation is not functional (it was testing number of frames, but is now applying the same algorithm to duration, which is given in number of samples!).</text:p>
      <text:h text:style-name="Heading_20_4" text:outline-level="4">de.dfki.lt.mary.unitselection.TargetCostFeatures</text:h>
      <text:p text:style-name="Text_20_body">This is a binary representation of target cost features, without a link to the respective meaning. How to compare two instances of TargetCostFeatures and compute the actual cost is the job of the TargetCostFunction.</text:p>
      <text:p text:style-name="Text_20_body">TargetCostFeatures fields:</text:p>
      <text:list text:style-name="L5">
        <text:list-item>
          <text:p text:style-name="P6">byte[] byteValuedDiscreteFeatures</text:p>
        </text:list-item>
        <text:list-item>
          <text:p text:style-name="P6">short[] shortValuedDiscreteFeatures</text:p>
        </text:list-item>
        <text:list-item>
          <text:p text:style-name="P6">float[] continuousFeatures</text:p>
        </text:list-item>
      </text:list>
      <text:p text:style-name="Text_20_body">TargetCostFeatures methods:</text:p>
      <text:list text:style-name="L6">
        <text:list-item>
          <text:p text:style-name="P7">constructor TargetCostFeatures(byte[] byteValuedDiscreteFeatures, short[] shortValuedDiscreteFeatures, float[] continuousFeatures) which is the only way to set any values on a TargetCostFeatures object</text:p>
        </text:list-item>
        <text:list-item>
          <text:p text:style-name="P7">getters for each of the fields, i.e. byte[] getByteValuedDiscreteFeatures(), etc.</text:p>
        </text:list-item>
      </text:list>
      <text:p text:style-name="Text_20_body">It does not seem to make any sense to provide accessors for individual features, such as “byte getByteValuedDiscreteFeature(int i)”, because the TargetCostFunction will always need to compare the entire set of feature values.</text:p>
      <text:h text:style-name="Heading_20_4" text:outline-level="4">de.dfki.lt.mary.unitselection.TargetCostFunction (i.e., an implementation of that interface)</text:h>
      <text:p text:style-name="Text_20_body">This class computes target costs: it knows how to compute target features for a given synthesis target at run-time, and how to compare the resulting features with a unit from the database.</text:p>
      <text:p text:style-name="Text_20_body">TargetCostFunction fields:</text:p>
      <text:list text:style-name="L7">
        <text:list-item>
          <text:p text:style-name="P8">fields required for computing the costs:</text:p>
          <text:list>
            <text:list-item>
              <text:p text:style-name="P8">float[] byteValuedDiscreteFeatureWeights</text:p>
            </text:list-item>
            <text:list-item>
              <text:p text:style-name="P8">float[] shortValuedDiscreteFeatureWeights</text:p>
            </text:list-item>
            <text:list-item>
              <text:p text:style-name="P8">float[] continuousFeatureWeights</text:p>
            </text:list-item>
            <text:list-item>
              <text:p text:style-name="P8">WeightFunction[] continuousFeatureWeightFunctions</text:p>
            </text:list-item>
          </text:list>
        </text:list-item>
        <text:list-item>
          <text:p text:style-name="P8">fields required for computing the features for the target:</text:p>
          <text:list>
            <text:list-item>
              <text:p text:style-name="P8">FeatureProcessor[] byteValuedDiscreteFeatureProcessors</text:p>
            </text:list-item>
            <text:list-item>
              <text:p text:style-name="P8">FeatureProcessor[] shortValuedDiscreteFeatureProcessors</text:p>
            </text:list-item>
            <text:list-item>
              <text:p text:style-name="P8">FeatureProcessor[] continuousFeatureProcessors</text:p>
            </text:list-item>
          </text:list>
        </text:list-item>
      </text:list>
      <text:p text:style-name="Text_20_body"/>
      <text:p text:style-name="Text_20_body">TargetCostFunction methods:</text:p>
      <text:list text:style-name="L8">
        <text:list-item>
          <text:p text:style-name="P9">dummy constructor TargetCostFunction()</text:p>
        </text:list-item>
        <text:list-item>
          <text:p text:style-name="P9">load(RandomAccessFile targetFile, UnitSelectionFeatProcManager featProc, WeightFunctionManager weightFunctionManager) must be called once during system startup. It loads the meta-description of the target features into the float[] weight arrays, maps the feature names onto FeatureProcessors with the help of the FeatProcManager (exists), and maps the weighting function names onto WeightingFunctions with the help of the WeightFunctionManager (see below). If no weight function name is given, “linear” should be assumed. If any of the feature names of weighting function names does not correspond to an existing FeatureProcessor or WeightFunction, that is a serious problem, and we must abort the startup.</text:p>
        </text:list-item>
        <text:list-item>
          <text:p text:style-name="P9">TargetCostFeatures computeTargetFeatures(Target target) will run through all the byteValuedDiscreteFeatureProcessors, shortValuedDiscreteFeatureProcessors and continuousFeatureProcessors, and return the resulting TargetCostFeatures object. This expensive method should be called only once per Target object, from cost(), if the target does not yet have a TargetCostFeatures object.</text:p>
        </text:list-item>
        <text:list-item>
          <text:p text:style-name="P9">cost(Target target, Unit unit) will try to get the TargetCostFeatures from target and unit. If target does not yet have any TargetCostFeatures, it will call computeTargetFeatures(target) and store the resulting TargetCostFeatures object in the Target. We can assert that unit must have a non-null TargetCostFeatures. A total cost is computed by the individual contributions of byte-valued discrete features, short-valued discrete features and continuous features. We can assert that the length of the byte array returned by TargetCostFeatures.getByteValuedDiscreteFeatures() is equal to the lengths of byteValuedDiscreteFeatureWeights, etc. For all discrete features, if the two corresponding bytes or shorts are equal, the cost contribution will be 0, otherwise it will be the corresponding weight. For the continuous features, the cost will be weight * weightFunction.cost(a, b), where a and b are corresponding continuousFeatures of the target and unit, respectively.</text:p>
        </text:list-item>
      </text:list>
      <text:h text:style-name="Heading_20_4" text:outline-level="4">de.dfki.lt.mary.unitselection.JoinCostFeatures</text:h>
      <text:p text:style-name="Text_20_body">This is a binary representation of join cost features, without a link to the respective meaning. How to compare the JoinCostFeatures of two units and compute the actual cost is the job of the JoinCostFunction.</text:p>
      <text:p text:style-name="Text_20_body">JoinCostFeatures fields:</text:p>
      <text:list text:style-name="L5">
        <text:list-item>
          <text:p text:style-name="P6">float[] left</text:p>
        </text:list-item>
        <text:list-item>
          <text:p text:style-name="P6">float[] right</text:p>
        </text:list-item>
      </text:list>
      <text:p text:style-name="Text_20_body">JoinCostFeatures methods:</text:p>
      <text:list text:style-name="L9">
        <text:list-item>
          <text:p text:style-name="P10">constructor JoinCostFeatures(float[] leftFeatures, float[] rightFeatures) which is the only way to set any values on a JoinCostFeatures object</text:p>
        </text:list-item>
        <text:list-item>
          <text:p text:style-name="P10">getters for each of the fields, i.e. float[] getLeftFeatures(), float[] getRightFeatures().</text:p>
        </text:list-item>
      </text:list>
      <text:p text:style-name="Text_20_body">It does not seem to make any sense to provide accessors for individual features, such as “float getLeftFeature(int i)”, because the JoinCostFunction will always need to compare the entire set of feature values.</text:p>
      <text:p text:style-name="Text_20_body"/>
      <text:h text:style-name="Heading_20_4" text:outline-level="4">de.dfki.lt.mary.unitselection.JoinCostFunction (i.e., an implementation of that interface)</text:h>
      <text:p text:style-name="Text_20_body">This class computes join costs for two units.</text:p>
      <text:p text:style-name="Text_20_body">JoinCostFunction fields:</text:p>
      <text:list text:style-name="L7">
        <text:list-item>
          <text:p text:style-name="P8">fields required for computing the costs:</text:p>
          <text:list>
            <text:list-item>
              <text:p text:style-name="P8">float[] weights</text:p>
            </text:list-item>
            <text:list-item>
              <text:p text:style-name="P8">WeightFunction[] weightFunctions</text:p>
            </text:list-item>
          </text:list>
        </text:list-item>
      </text:list>
      <text:p text:style-name="Text_20_body">JoinCostFunction methods:</text:p>
      <text:list text:style-name="L10">
        <text:list-item>
          <text:p text:style-name="P11">dummy constructor JoinCostFunction()</text:p>
        </text:list-item>
        <text:list-item>
          <text:p text:style-name="P11">load(RandomAccessFile targetFile, WeightFunctionManager weightFunctionManager) must be called once during system startup. It loads the weights for the features into the float[] weight array, and maps the weighting function names onto WeightingFunctions with the help of the WeightFunctionManager (see below). If no weight function name is given, “linear” should be assumed. If any of the weighting function names does not correspond to an existing WeightFunction, that is a serious problem, and we must abort the startup.</text:p>
        </text:list-item>
        <text:list-item>
          <text:p text:style-name="P11">cost(Unit leftUnit, Unit rightUnit) will compute the cost of joining rightUnit to the right of leftUnit. We can assert that both units must have a non-null JoinCostFeatures, and that leftUnit.getRightFeatures() and rightUnit.getLeftFeatures() are non-null as well. A total cost is computed by the individual contributions of features. We can assert that the float arrays returned by leftUnit.getRightFeatures() and rightUnit.getLeftFeatures() have equal length, also equal to the lengths of weights and weightFunctions. For the features, the cost will be weight * weightFunction.cost(a, b), where a and b are corresponding features of leftUnit.getRightFeatures() and rightUnit.getLeftFeatures(), respectively.</text:p>
        </text:list-item>
      </text:list>
      <text:p text:style-name="Text_20_body"/>
      <text:h text:style-name="Heading_20_4" text:outline-level="4">de.dfki.lt.mary.unitselection.&lt;something&gt;.WeightFunction and WeightFunctionManager</text:h>
      <text:p text:style-name="Text_20_body">Weight functions apply to continuous features only. For making the link between an actual WeightFunction object and its name, a registry mechanism similar to the FeatProcManager must be created for the WeightFunctions (not spelled out here; a challenge is to allow for optional parameters, as defined in the UnitDatabaseFormat document (“step 20%”).</text:p>
      <text:p text:style-name="Text_20_body">Currently, there is only two weight functions: “linear” (the default) and “step”.</text:p>
      <text:p text:style-name="Text_20_body">WeightFunction fields: (none/depends on the concrete weight function)</text:p>
      <text:p text:style-name="Text_20_body">WeightFunction methods:</text:p>
      <text:list text:style-name="L11">
        <text:list-item>
          <text:p text:style-name="P12">float cost(float a, float b) computes the cost (0 or positive) for the continuous feature values a and b.</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Regular"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initial-creator>Marc Schröder</meta:initial-creator>
    <meta:creation-date>2006-09-06T13:02:12</meta:creation-date>
    <dc:creator>Marc Schröder</dc:creator>
    <dc:date>2006-09-06T16:37:34</dc:date>
    <dc:language>en-GB</dc:language>
    <meta:editing-cycles>28</meta:editing-cycles>
    <meta:editing-duration>PT3H35M21S</meta:editing-duration>
    <meta:user-defined meta:name="Info 1"/>
    <meta:user-defined meta:name="Info 2"/>
    <meta:user-defined meta:name="Info 3"/>
    <meta:user-defined meta:name="Info 4"/>
    <meta:document-statistic meta:table-count="0" meta:image-count="0" meta:object-count="0" meta:page-count="4" meta:paragraph-count="81" meta:word-count="1300" meta:character-count="9360"/>
  </office:meta>
</office:document-meta>
</file>